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833cm" fo:margin-left="-1.63cm" table:align="left"/>
    </style:style>
    <style:style style:name="Tableau1.A" style:family="table-column">
      <style:table-column-properties style:column-width="4.78cm"/>
    </style:style>
    <style:style style:name="Tableau1.B" style:family="table-column">
      <style:table-column-properties style:column-width="5.9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3.05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499cm"/>
    </style:style>
    <style:style style:name="Tableau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1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4pt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027fd1b" officeooo:paragraph-rsid="0027fd1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4" style:family="paragraph" style:parent-style-name="Text_20_body">
      <style:text-properties style:font-name="Liberation Sans" officeooo:rsid="002b7bcf" officeooo:paragraph-rsid="002b7bcf"/>
    </style:style>
    <style:style style:name="P5" style:family="paragraph" style:parent-style-name="Standard">
      <style:text-properties style:font-name="Liberation Sans" fo:font-size="16pt" fo:font-style="normal" fo:font-weight="bold" style:font-size-asian="16pt" style:font-style-asian="normal" style:font-weight-asian="bold"/>
    </style:style>
    <style:style style:name="P6" style:family="paragraph" style:parent-style-name="Standard">
      <style:text-properties style:font-name="Liberation Sans" fo:font-size="12pt" style:font-size-asian="12pt"/>
    </style:style>
    <style:style style:name="P7" style:family="paragraph" style:parent-style-name="Standard">
      <style:text-properties style:font-name="Liberation Sans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4pt" officeooo:rsid="00376fda" officeooo:paragraph-rsid="00376fda" style:font-size-asian="14pt" style:font-size-complex="14pt"/>
    </style:style>
    <style:style style:name="P9" style:family="paragraph" style:parent-style-name="Table_20_Contents">
      <style:text-properties style:font-name="Liberation Sans" fo:font-size="14pt" officeooo:rsid="00376fda" officeooo:paragraph-rsid="00376fda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11" style:family="paragraph" style:parent-style-name="Table_20_Contents">
      <style:text-properties style:font-name="Liberation Sans" fo:font-size="14pt" officeooo:rsid="0038523d" officeooo:paragraph-rsid="0038523d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4pt" officeooo:rsid="0038523d" officeooo:paragraph-rsid="0038523d" style:font-size-asian="14pt" style:font-size-complex="14pt"/>
    </style:style>
    <style:style style:name="P13" style:family="paragraph" style:parent-style-name="Table_20_Contents">
      <style:text-properties style:font-name="Liberation Sans" fo:font-size="14pt" officeooo:rsid="0038629c" officeooo:paragraph-rsid="0038629c" style:font-size-asian="14pt" style:font-size-complex="14pt"/>
    </style:style>
    <style:style style:name="P14" style:family="paragraph" style:parent-style-name="Table_20_Contents">
      <style:text-properties style:font-name="Liberation Sans" fo:font-size="14pt" officeooo:rsid="0038629c" officeooo:paragraph-rsid="003962b2" style:font-size-asian="14pt" style:font-size-complex="14pt"/>
    </style:style>
    <style:style style:name="P15" style:family="paragraph" style:parent-style-name="Table_20_Contents">
      <style:text-properties style:font-name="Liberation Sans" fo:font-size="14pt" officeooo:rsid="003962b2" officeooo:paragraph-rsid="003962b2" style:font-size-asian="14pt" style:font-size-complex="14pt"/>
    </style:style>
    <style:style style:name="P16" style:family="paragraph" style:parent-style-name="Text_20_body">
      <style:text-properties style:font-name="Liberation Sans" officeooo:rsid="00410196" officeooo:paragraph-rsid="00410196"/>
    </style:style>
    <style:style style:name="P17" style:family="paragraph" style:parent-style-name="Text_20_body">
      <style:text-properties style:font-name="Liberation Sans" officeooo:rsid="0029d987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3cfb8e" style:font-size-asian="12pt"/>
    </style:style>
    <style:style style:name="T3" style:family="text">
      <style:text-properties fo:font-size="12pt" officeooo:rsid="00447200" style:font-size-asian="12pt"/>
    </style:style>
    <style:style style:name="T4" style:family="text">
      <style:text-properties officeooo:rsid="002c07e3"/>
    </style:style>
    <style:style style:name="T5" style:family="text">
      <style:text-properties officeooo:rsid="00302b69"/>
    </style:style>
    <style:style style:name="T6" style:family="text">
      <style:text-properties officeooo:rsid="0038523d"/>
    </style:style>
    <style:style style:name="T7" style:family="text">
      <style:text-properties officeooo:rsid="003962b2"/>
    </style:style>
    <style:style style:name="T8" style:family="text">
      <style:text-properties officeooo:rsid="003bb669"/>
    </style:style>
    <style:style style:name="T9" style:family="text">
      <style:text-properties officeooo:rsid="003d404f"/>
    </style:style>
    <style:style style:name="T10" style:family="text">
      <style:text-properties officeooo:rsid="003e9d4a"/>
    </style:style>
    <style:style style:name="T11" style:family="text">
      <style:text-properties officeooo:rsid="003f6846"/>
    </style:style>
    <style:style style:name="T12" style:family="text">
      <style:text-properties officeooo:rsid="0042fb3a"/>
    </style:style>
    <style:style style:name="T13" style:family="text">
      <style:text-properties officeooo:rsid="00447200"/>
    </style:style>
    <style:style style:name="T14" style:family="text">
      <style:text-properties officeooo:rsid="004484a8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ilettage canin</text:p>
      <text:p text:style-name="P7"><text:span text:style-name="T1">Après des années d'hésitation, vous et votre groupe avez décid</text:span><text:span text:style-name="T2">é</text:span><text:span text:style-name="T1"> d'ouvrir un salon de toilettage canin, </text:span><text:span text:style-name="T2">un jour</text:span><text:span text:style-name="T1">, vous avez la chance d'accueillir sept chiens de race</text:span><text:span text:style-name="T2">s</text:span><text:span text:style-name="T1"> différentes mais aussi de tempérament différents </text:span><text:span text:style-name="T2">sur lesquels il faut appliquer des soins particuliers</text:span><text:span text:style-name="T1">. Estimez avec votre équipe la complexité (</text:span><text:span text:style-name="T3">en</text:span><text:span text:style-name="T1"> points) qu'il faut pour s'occuper de chaque chien.</text:span>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094289081888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9">Tempérament / <text:span text:style-name="T6">caractéristique</text:span><text:span text:style-name="T12">s</text:span> du chien</text:p>
          </table:table-cell>
          <table:table-cell table:style-name="Tableau1.A1" office:value-type="string">
            <text:p text:style-name="P13">Soin à effectuer</text:p>
          </table:table-cell>
          <table:table-cell table:style-name="Tableau1.D1" office:value-type="string">
            <text:p text:style-name="P2">Story points (du groupe)</text:p>
          </table:table-cell>
        </table:table-row>
        <table:table-row table:style-name="Tableau1.2">
          <table:table-cell table:style-name="Tableau1.A2" office:value-type="string">
            <text:p text:style-name="P8">Jack Russell</text:p>
          </table:table-cell>
          <table:table-cell table:style-name="Tableau1.B2" office:value-type="string">
            <text:p text:style-name="P9">Vif, intelligent, sûr de lui <text:span text:style-name="T8">et sent bizarre</text:span></text:p>
          </table:table-cell>
          <table:table-cell table:style-name="Tableau1.C2" office:value-type="string">
            <text:p text:style-name="P13">Lavage, séchage et coupe des griffes. <text:span text:style-name="T14">Changement de marinière</text:span></text:p>
          </table:table-cell>
          <table:table-cell table:style-name="Tableau1.D2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8">Shiba Inu</text:p>
          </table:table-cell>
          <table:table-cell table:style-name="Tableau1.B3" office:value-type="string">
            <text:p text:style-name="P9">Dynamique, calme et attaché. <text:span text:style-name="T9">Habitué au salon</text:span></text:p>
          </table:table-cell>
          <table:table-cell table:style-name="Tableau1.C3" office:value-type="string">
            <text:p text:style-name="P13">Préparation pour un concours canin</text:p>
          </table:table-cell>
          <table:table-cell table:style-name="Tableau1.D3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Yorkshire terrier</text:p>
          </table:table-cell>
          <table:table-cell table:style-name="Tableau1.B4" office:value-type="string">
            <text:p text:style-name="P9">Vif, têtu, aboie beaucoup et n’aime pas les inconnus</text:p>
          </table:table-cell>
          <table:table-cell table:style-name="Tableau1.C4" office:value-type="string">
            <text:p text:style-name="P13">Lavage et coupe des griffes. Coupe de poils pour ne pas cacher les yeux</text:p>
          </table:table-cell>
          <table:table-cell table:style-name="Tableau1.D4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8">Golden Retriever</text:p>
          </table:table-cell>
          <table:table-cell table:style-name="Tableau1.B5" office:value-type="string">
            <text:p text:style-name="P9">Très joueur, très agité <text:span text:style-name="T11">et nerveux</text:span></text:p>
          </table:table-cell>
          <table:table-cell table:style-name="Tableau1.C5" office:value-type="string">
            <text:p text:style-name="P14">Lavage <text:span text:style-name="T7">et</text:span> séchage</text:p>
          </table:table-cell>
          <table:table-cell table:style-name="Tableau1.D5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8">Pitbull</text:p>
          </table:table-cell>
          <table:table-cell table:style-name="Tableau1.B6" office:value-type="string">
            <text:p text:style-name="P9">Très agressif et très musclé</text:p>
          </table:table-cell>
          <table:table-cell table:style-name="Tableau1.C6" office:value-type="string">
            <text:p text:style-name="P14">Lavage <text:span text:style-name="T7">et </text:span>séchage</text:p>
          </table:table-cell>
          <table:table-cell table:style-name="Tableau1.D6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3">Bulldog anglais</text:p>
          </table:table-cell>
          <table:table-cell table:style-name="Tableau1.B7" office:value-type="string">
            <text:p text:style-name="P9">Calme et à l’écoute. <text:span text:style-name="T10">Bave parfois.</text:span></text:p>
          </table:table-cell>
          <table:table-cell table:style-name="Tableau1.C7" office:value-type="string">
            <text:p text:style-name="P15">Coupe des ongles</text:p>
          </table:table-cell>
          <table:table-cell table:style-name="Tableau1.D7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Berger australien</text:p>
          </table:table-cell>
          <table:table-cell table:style-name="Tableau1.B8" office:value-type="string">
            <text:p text:style-name="P9">Aboie beaucoup, tolérant avec les étrangers et affectueux</text:p>
          </table:table-cell>
          <table:table-cell table:style-name="Tableau1.C8" office:value-type="string">
            <text:p text:style-name="P15">Suppression de nœud et taille de la queue</text:p>
          </table:table-cell>
          <table:table-cell table:style-name="Tableau1.D8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Beauceron</text:p>
          </table:table-cell>
          <table:table-cell table:style-name="Tableau1.B9" office:value-type="string">
            <text:p text:style-name="P11">Très lourd et distant avec les étrangers</text:p>
          </table:table-cell>
          <table:table-cell table:style-name="Tableau1.C9" office:value-type="string">
            <text:p text:style-name="P13">Lavage et teinture</text:p>
          </table:table-cell>
          <table:table-cell table:style-name="Tableau1.D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12">Puli</text:p>
          </table:table-cell>
          <table:table-cell table:style-name="Tableau1.B10" office:value-type="string">
            <text:p text:style-name="P11">Très poilu, énergique et non sociable avec les autres animaux</text:p>
          </table:table-cell>
          <table:table-cell table:style-name="Tableau1.C10" office:value-type="string">
            <text:p text:style-name="P15">Coupe des ongles et préparation pour une publicité canine</text:p>
          </table:table-cell>
          <table:table-cell table:style-name="Tableau1.D10" office:value-type="string">
            <text:p text:style-name="P1"/>
          </table:table-cell>
        </table:table-row>
      </table:table>
      <text:p text:style-name="P17"/>
      <text:p text:style-name="P16">Votre salon possède plusieurs outils : ciseaux, seau, arrosoir ou encore rasoirs électrique.</text:p>
      <text:p text:style-name="P4">Pour évitez une influence (voulue ou non) entre membre<text:span text:style-name="T13">s</text:span> d’un groupe. Comptez jusqu’à trois (ou un autre nombre) et montrez tous en même temps votre carte. Laissez donc aux membre du groupe une réflexion (1-3 minutes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9:43:04.207000000</meta:creation-date>
    <dc:date>2022-09-15T00:39:39.651000000</dc:date>
    <meta:editing-duration>PT2H53M44S</meta:editing-duration>
    <meta:editing-cycles>35</meta:editing-cycles>
    <meta:generator>LibreOffice/7.2.7.2$Windows_X86_64 LibreOffice_project/8d71d29d553c0f7dcbfa38fbfda25ee34cce99a2</meta:generator>
    <meta:print-date>2022-09-12T21:24:34.780000000</meta:print-date>
    <meta:document-statistic meta:table-count="1" meta:image-count="0" meta:object-count="0" meta:page-count="1" meta:paragraph-count="34" meta:word-count="257" meta:character-count="1602" meta:non-whitespace-character-count="1378"/>
  </office:meta>
</office:document-meta>
</file>